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9:9-10,10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8:8-9,10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8:8-9,9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8:9-10,10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7:7-8,10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7:7-8,8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7:8-9,10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7:7-8,9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7:8-9,9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7:9-10,10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:6-7,10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:6-7,7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:7-8,10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:6-7,8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:7-8,8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:8-9,10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:6-7,9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:7-8,9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:8-9,9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6:9-10,10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5-6,10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5-6,6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6-7,10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5-6,7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6-7,7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7-8,10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5-6,8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6-7,8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7-8,8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8-9,10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5-6,9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6-7,9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7-8,9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8-9,9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:9-10,10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4-5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4-5,5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5-6,10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4-5,6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5-6,6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6-7,10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4-5,7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5-6,7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6-7,7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7-8,10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4-5,8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5-6,8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6-7,8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7-8,8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8-9,10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4-5,9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5-6,9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6-7,9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7-8,9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8-9,9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:9-10,10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3-4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3-4,4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4-5,10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3-4,5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4-5,5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5-6,10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3-4,6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4-5,6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5-6,6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6-7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3-4,7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4-5,7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5-6,7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6-7,7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7-8,10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3-4,8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4-5,8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5-6,8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6-7,8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7-8,8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8-9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3-4,9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4-5,9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5-6,9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6-7,9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7-8,9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8-9,9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:9-10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-3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-3,3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3-4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-3,4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3-4,4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4-5,10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-3,5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3-4,5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4-5,5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5-6,10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-3,6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3-4,6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4-5,6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5-6,6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6-7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-3,7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3-4,7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4-5,7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5-6,7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6-7,7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7-8,10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-3,8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3-4,8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4-5,8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5-6,8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6-7,8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7-8,8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8-9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-3,9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3-4,9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4-5,9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5-6,9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6-7,9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7-8,9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8-9,9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9-10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1-2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1-2,2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2-3,10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1-2,3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2-3,3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3-4,10=&gt;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1-2,4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2-3,4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3-4,4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4-5,10=&gt;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1-2,5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2-3,5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3-4,5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4-5,5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5-6,10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1-2,6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2-3,6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3-4,6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4-5,6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5-6,6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6-7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1-2,7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2-3,7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3-4,7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4-5,7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5-6,7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6-7,7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7-8,10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1-2,8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2-3,8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3-4,8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4-5,8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5-6,8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6-7,8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7-8,8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8-9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1-2,9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2-3,9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3-4,9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4-5,9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5-6,9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6-7,9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7-8,9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8-9,9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:9-10,10=&gt;8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:0-1,10=&gt;9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0-1,1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1-2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0-1,2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1-2,2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2-3,10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0-1,3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1-2,3=&gt;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2-3,3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3-4,10=&gt;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0-1,4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1-2,4=&gt;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2-3,4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3-4,4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4-5,10=&gt;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0-1,5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1-2,5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2-3,5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3-4,5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4-5,5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5-6,10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0-1,6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1-2,6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2-3,6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3-4,6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4-5,6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5-6,6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6-7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0-1,7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1-2,7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2-3,7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3-4,7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4-5,7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5-6,7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6-7,7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7-8,10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0-1,8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1-2,8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2-3,8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3-4,8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4-5,8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5-6,8=&gt;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6-7,8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7-8,8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8-9,10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0-1,9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1-2,9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2-3,9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3-4,9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4-5,9=&gt;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5-6,9=&gt;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6-7,9=&gt;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7-8,9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8-9,9=&gt;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:9-10,10=&gt;8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C4:Sheet1.C22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T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22:48:49.309759828</meta:creation-date>
    <dc:date>2024-08-21T22:58:34.271525442</dc:date>
    <meta:editing-duration>PT9M45S</meta:editing-duration>
    <meta:editing-cycles>2</meta:editing-cycles>
    <meta:generator>LibreOffice/7.3.7.2$Linux_X86_64 LibreOffice_project/30$Build-2</meta:generator>
    <meta:document-statistic meta:table-count="1" meta:cell-count="221" meta:object-count="0"/>
  </office:meta>
</office:document-meta>
</file>